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6.684in" fo:margin-left="-0.0063in" fo:margin-right="0.0146in" table:align="margins"/>
    </style:style>
    <style:style style:name="Table17.A" style:family="table-column">
      <style:table-column-properties style:column-width="1.4597in" style:rel-column-width="14315*"/>
    </style:style>
    <style:style style:name="Table17.B" style:family="table-column">
      <style:table-column-properties style:column-width="1.225in" style:rel-column-width="12012*"/>
    </style:style>
    <style:style style:name="Table17.C" style:family="table-column">
      <style:table-column-properties style:column-width="3.9986in" style:rel-column-width="39208*"/>
    </style:style>
    <style:style style:name="Table17.1" style:family="table-row">
      <style:table-row-properties style:min-row-height="0.2868in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C1" style:family="table-cell">
      <style:table-cell-properties fo:padding="0.0382in" fo:border="0.0007in solid #000000"/>
    </style:style>
    <style:style style:name="Table17.2" style:family="table-row">
      <style:table-row-properties style:min-row-height="0.9722in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4" style:family="paragraph" style:parent-style-name="Heading_20_4">
      <style:paragraph-properties fo:margin-left="0.5902in" fo:margin-right="0in" fo:margin-top="0.2835in" fo:margin-bottom="0.0827in" fo:text-indent="0in" style:auto-text-indent="false"/>
      <style:text-properties style:font-name="Courier New" fo:font-size="9pt" style:font-name-asian="Courier New" style:font-size-asian="9pt" style:language-asian="zh" style:country-asian="TW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Menuitem</text:h>
      <text:p text:style-name="Text_20_body"><draw:frame draw:style-name="fr1" draw:name="graphics1" text:anchor-type="paragraph" svg:y="0.1563in" svg:width="1.789in" svg:height="1.5909in" draw:z-index="1"><draw:image xlink:href="../images/menuitem1.png" xlink:type="simple" xlink:show="embed" xlink:actuate="onLoad"/></draw:frame><text:line-break/>Menuitem is composed by html tr and td</text:p>
      <text:h text:style-name="Heading_20_3" text:outline-level="3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 table:style-name="Table17.2">
          <table:table-cell table:style-name="Table17.A2" office:value-type="string">
            <text:p text:style-name="P1"><text:span text:style-name="Source_20_Text">td.menu1, td.menu1ck, td.menu3ar</text:span></text:p>
          </table:table-cell>
          <table:table-cell table:style-name="Table17.A2" office:value-type="string">
            <text:p text:style-name="P1">menuitem normal (unchecked)</text:p>
          </table:table-cell>
          <table:table-cell table:style-name="Table17.C2" office:value-type="string">
            <text:p text:style-name="P1"><text:span text:style-name="Source_20_Text">width: 11px; </text:span></text:p>
            <text:p text:style-name="P1"><text:span text:style-name="Source_20_Text">height: 13px;</text:span></text:p>
            <text:p text:style-name="P1"><text:span text:style-name="Source_20_Text">padding: 0px 12px;</text:span></text:p>
          </table:table-cell>
        </table:table-row>
        <table:table-row table:style-name="Table17.2">
          <table:table-cell table:style-name="Table17.A2" office:value-type="string">
            <text:p text:style-name="P1"><text:span text:style-name="Source_20_Text">td.menu1 a, td.menu1ck a, td.menu3ar a</text:span></text:p>
          </table:table-cell>
          <table:table-cell table:style-name="Table17.A2" office:value-type="string">
            <text:p text:style-name="P1">Anchor</text:p>
            <text:p text:style-name="P1">menuitem normal (unchecked)</text:p>
          </table:table-cell>
          <table:table-cell table:style-name="Table17.C2" office:value-type="string">
            <text:p text:style-name="P1"><text:span text:style-name="Source_20_Text">white-space: nowrap;</text:span></text:p>
          </table:table-cell>
        </table:table-row>
        <table:table-row table:style-name="Table17.2">
          <table:table-cell table:style-name="Table17.A2" office:value-type="string">
            <text:p text:style-name="P1"><text:span text:style-name="Source_20_Text">td.menu1ck</text:span></text:p>
          </table:table-cell>
          <table:table-cell table:style-name="Table17.A2" office:value-type="string">
            <text:p text:style-name="P1">menuitem checked</text:p>
          </table:table-cell>
          <table:table-cell table:style-name="Table17.C2" office:value-type="string">
            <text:p text:style-name="P1"><text:span text:style-name="Source_20_Text">background-image: url(${c:encodeURL('~./zul/img/menu/checked.gif')});</text:span></text:p>
            <text:p text:style-name="P1"><text:span text:style-name="Source_20_Text">background-repeat: no-repeat;</text:span></text:p>
            <text:p text:style-name="P1"><text:span text:style-name="Source_20_Text">background-position: left center;</text:span></text:p>
          </table:table-cell>
        </table:table-row>
        <table:table-row table:style-name="Table17.2">
          <table:table-cell table:style-name="Table17.A2" office:value-type="string">
            <text:p text:style-name="P1"><text:span text:style-name="Source_20_Text">td.menu3ar </text:span></text:p>
          </table:table-cell>
          <table:table-cell table:style-name="Table17.A2" office:value-type="string">
            <text:p text:style-name="P1">menuitem arrow</text:p>
          </table:table-cell>
          <table:table-cell table:style-name="Table17.C2" office:value-type="string">
            <text:p text:style-name="P1"><text:span text:style-name="Source_20_Text">background-image: url(${c:encodeURL('~./zul/img/menu/arrow.gif')});</text:span></text:p>
            <text:p text:style-name="P1"><text:span text:style-name="Source_20_Text">background-repeat: no-repeat;</text:span></text:p>
            <text:p text:style-name="P1"><text:span text:style-name="Source_20_Text">background-position: right center;</text:span></text:p>
          </table:table-cell>
        </table:table-row>
      </table:table>
      <text:p text:style-name="Standard"/>
      <text:p text:style-name="Heading_20_4">Customize the Background of Left Side of Menuitem</text:p>
      <text:p text:style-name="Text_20_body_20_indent_20_2">Use background attribute to change the color of left-side of Menuitem.</text:p>
      <text:p text:style-name="Text_20_body"><draw:frame draw:style-name="fr1" draw:name="graphics410" text:anchor-type="paragraph" svg:y="0.1563in" svg:width="2.3181in" svg:height="1.7555in" draw:z-index="0"><draw:image xlink:href="../images/menuitem-red.png" xlink:type="simple" xlink:show="embed" xlink:actuate="onLoad" draw:filter-name="&lt;All formats&gt;"/></draw:frame> <text:s text:c="3"/><text:tab/></text:p>
      <text:p text:style-name="Code_20_Indent_20_2">td.menusp {</text:p>
      <text:p text:style-name="Code_20_Indent_20_2"><text:tab/>background-color:green;</text:p>
      <text:p text:style-name="Code_20_Indent_20_2"><text:tab/>height:15px;</text:p>
      <text:p text:style-name="Code_20_Indent_20_2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5-07T10:58:50</dc:date>
    <dc:language>en-US</dc:language>
    <meta:editing-cycles>54</meta:editing-cycles>
    <meta:editing-duration>PT21H10M32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2" meta:paragraph-count="31" meta:word-count="106" meta:character-count="765"/>
  </office:meta>
</office:document-meta>
</file>